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01ec41" officeooo:paragraph-rsid="0018e6d7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01ec41" officeooo:paragraph-rsid="0018e6d7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1ec41" officeooo:paragraph-rsid="001e2e5d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1ec41" officeooo:paragraph-rsid="00209355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1ec41" officeooo:paragraph-rsid="002247de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1ec41" officeooo:paragraph-rsid="0022d11a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6d230" officeooo:paragraph-rsid="0018e6d7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22d11a" officeooo:paragraph-rsid="0022d11a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248763" officeooo:paragraph-rsid="00248763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275782" officeooo:paragraph-rsid="00275782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3060b8" officeooo:paragraph-rsid="003060b8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325b34" officeooo:paragraph-rsid="00325b34" style:font-weight-asian="normal" style:font-weight-complex="normal"/>
    </style:style>
    <style:style style:name="P13" style:family="paragraph" style:parent-style-name="Standard">
      <style:text-properties style:text-underline-style="none" fo:font-weight="bold" officeooo:rsid="0022d11a" officeooo:paragraph-rsid="0022d11a" style:font-weight-asian="bold" style:font-weight-complex="bold"/>
    </style:style>
    <style:style style:name="P14" style:family="paragraph" style:parent-style-name="Standard">
      <style:text-properties style:text-underline-style="none" fo:font-weight="bold" officeooo:rsid="00248763" officeooo:paragraph-rsid="00248763" style:font-weight-asian="bold" style:font-weight-complex="bold"/>
    </style:style>
    <style:style style:name="P15" style:family="paragraph" style:parent-style-name="Standard">
      <style:text-properties style:text-underline-style="none" fo:font-weight="bold" officeooo:rsid="00248763" officeooo:paragraph-rsid="0022d11a" style:font-weight-asian="bold" style:font-weight-complex="bold"/>
    </style:style>
    <style:style style:name="P16" style:family="paragraph" style:parent-style-name="Standard">
      <style:text-properties style:text-underline-style="none" fo:font-weight="bold" officeooo:rsid="00275782" officeooo:paragraph-rsid="00275782" style:font-weight-asian="bold" style:font-weight-complex="bold"/>
    </style:style>
    <style:style style:name="P17" style:family="paragraph" style:parent-style-name="Standard">
      <style:text-properties style:text-underline-style="none" fo:font-weight="bold" officeooo:rsid="00288fc6" officeooo:paragraph-rsid="00288fc6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2de19f" officeooo:paragraph-rsid="002de19f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2f78a3" officeooo:paragraph-rsid="002f78a3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3060b8" officeooo:paragraph-rsid="003060b8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01ec41" officeooo:paragraph-rsid="0018e6d7" style:font-weight-asian="bold" style:font-weight-complex="bold"/>
    </style:style>
    <style:style style:name="P22" style:family="paragraph" style:parent-style-name="Standard">
      <style:text-properties officeooo:paragraph-rsid="0018e6d7"/>
    </style:style>
    <style:style style:name="P23" style:family="paragraph" style:parent-style-name="Standard">
      <style:paragraph-properties fo:break-before="page"/>
      <style:text-properties style:text-underline-style="none" fo:font-weight="normal" officeooo:rsid="0001ec41" officeooo:paragraph-rsid="0018e6d7" style:font-weight-asian="normal" style:font-weight-complex="normal"/>
    </style:style>
    <style:style style:name="P24" style:family="paragraph" style:parent-style-name="Standard">
      <style:paragraph-properties fo:break-before="page"/>
      <style:text-properties style:text-underline-style="none" fo:font-weight="normal" officeooo:rsid="00248763" officeooo:paragraph-rsid="00248763" style:font-weight-asian="normal" style:font-weight-complex="normal"/>
    </style:style>
    <style:style style:name="P25" style:family="paragraph" style:parent-style-name="Standard">
      <style:paragraph-properties fo:break-before="page"/>
      <style:text-properties style:text-underline-style="none" fo:font-weight="bold" officeooo:rsid="003060b8" officeooo:paragraph-rsid="003060b8" style:font-weight-asian="bold" style:font-weight-complex="bold"/>
    </style:style>
    <style:style style:name="P26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1ec41" officeooo:paragraph-rsid="0018e6d7" style:font-weight-asian="bold" style:font-weight-complex="bold"/>
    </style:style>
    <style:style style:name="P27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1ec41" officeooo:paragraph-rsid="0022d11a" style:font-weight-asian="bold" style:font-weight-complex="bold"/>
    </style:style>
    <style:style style:name="P28" style:family="paragraph" style:parent-style-name="Standard">
      <style:text-properties style:text-underline-style="none" fo:font-weight="normal" officeooo:rsid="00275782" officeooo:paragraph-rsid="00275782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288fc6" officeooo:paragraph-rsid="00288fc6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2de19f" officeooo:paragraph-rsid="002de19f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2f78a3" officeooo:paragraph-rsid="002f78a3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3060b8" officeooo:paragraph-rsid="003060b8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01ec41" officeooo:paragraph-rsid="0018e6d7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01ec41" officeooo:paragraph-rsid="00209355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03a1c6" officeooo:paragraph-rsid="0018e6d7" style:font-weight-asian="normal" style:font-weight-complex="normal"/>
    </style:style>
    <style:style style:name="P36" style:family="paragraph" style:parent-style-name="Standard">
      <style:text-properties officeooo:paragraph-rsid="0018e6d7"/>
    </style:style>
    <style:style style:name="P37" style:family="paragraph" style:parent-style-name="Standard">
      <style:paragraph-properties fo:break-before="page"/>
      <style:text-properties style:text-underline-style="none" fo:font-weight="normal" officeooo:rsid="002de19f" officeooo:paragraph-rsid="002de19f" style:font-weight-asian="normal" style:font-weight-complex="normal"/>
    </style:style>
    <style:style style:name="T1" style:family="text">
      <style:text-properties style:text-underline-style="none" fo:font-weight="normal" officeooo:rsid="0001ec41" style:font-weight-asian="normal" style:font-weight-complex="normal"/>
    </style:style>
    <style:style style:name="T2" style:family="text">
      <style:text-properties style:text-underline-style="none" fo:font-weight="normal" officeooo:rsid="0006d230" style:font-weight-asian="normal" style:font-weight-complex="normal"/>
    </style:style>
    <style:style style:name="T3" style:family="text">
      <style:text-properties style:text-underline-style="none" fo:font-weight="normal" officeooo:rsid="001e2e5d" style:font-weight-asian="normal" style:font-weight-complex="normal"/>
    </style:style>
    <style:style style:name="T4" style:family="text">
      <style:text-properties officeooo:rsid="0003a1c6"/>
    </style:style>
    <style:style style:name="T5" style:family="text">
      <style:text-properties officeooo:rsid="0001ec41"/>
    </style:style>
    <style:style style:name="T6" style:family="text">
      <style:text-properties officeooo:rsid="000474c5"/>
    </style:style>
    <style:style style:name="T7" style:family="text">
      <style:text-properties officeooo:rsid="001c371d"/>
    </style:style>
    <style:style style:name="T8" style:family="text">
      <style:text-properties officeooo:rsid="00209355"/>
    </style:style>
    <style:style style:name="T9" style:family="text">
      <style:text-properties officeooo:rsid="0022d11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26a34a"/>
    </style:style>
  </office:automatic-styles>
  <office:body>
    <office:text text:use-soft-page-breaks="true">
      <office:forms form:automatic-focus="false" form:apply-design-mode="false"/>
      <text:tracked-changes>
        <text:changed-region xml:id="ct94609517895760" text:id="ct94609517895760">
          <text:deletion>
            <office:change-info>
              <dc:creator>Unknown Author</dc:creator>
              <dc:date>2023-03-26T13:26:59</dc:date>
            </office:change-info>
            <text:p text:style-name="P1">sort -r fruits &gt; reverse</text:p>
          </text:deletion>
        </text:changed-region>
        <text:changed-region xml:id="ct94609517804336" text:id="ct94609517804336">
          <text:deletion>
            <office:change-info>
              <dc:creator>Unknown Author</dc:creator>
              <dc:date>2023-03-26T13:25:30</dc:date>
            </office:change-info>
            <text:p text:style-name="P1">.<text:span text:style-name="T7">tx</text:span></text:p>
          </text:deletion>
        </text:changed-region>
        <text:changed-region xml:id="ct94609517838928" text:id="ct94609517838928">
          <text:deletion>
            <office:change-info>
              <dc:creator>Unknown Author</dc:creator>
              <dc:date>2023-03-26T13:27:03</dc:date>
            </office:change-info>
            <text:p text:style-name="P1"/>
            <text:p text:style-name="P1"><text:tab/>pears</text:p>
            <text:p text:style-name="P1"><text:tab/>orange</text:p>
            <text:p text:style-name="P1"><text:tab/>kiwi</text:p>
            <text:p text:style-name="P1"><text:tab/>banana</text:p>
            <text:p text:style-name="P1"><text:tab/>apple</text:p>
          </text:deletion>
        </text:changed-region>
        <text:changed-region xml:id="ct94609517900096" text:id="ct94609517900096">
          <text:insertion>
            <office:change-info>
              <dc:creator>Unknown Author</dc:creator>
              <dc:date>2023-03-26T13:27:05</dc:date>
            </office:change-info>
          </text:insertion>
        </text:changed-region>
        <text:changed-region xml:id="ct94609517910256" text:id="ct94609517910256">
          <text:deletion>
            <office:change-info>
              <dc:creator>Unknown Author</dc:creator>
              <dc:date>2023-03-26T13:36:28</dc:date>
            </office:change-info>
            <text:p text:style-name="P22"><text:span text:style-name="T3">nt</text:span></text:p>
          </text:deletion>
        </text:changed-region>
        <text:changed-region xml:id="ct94609517911808" text:id="ct94609517911808">
          <text:insertion>
            <office:change-info>
              <dc:creator>Unknown Author</dc:creator>
              <dc:date>2023-03-26T13:36:29</dc:date>
            </office:change-info>
          </text:insertion>
        </text:changed-region>
        <text:changed-region xml:id="ct94609517913744" text:id="ct94609517913744">
          <text:insertion>
            <office:change-info>
              <dc:creator>Unknown Author</dc:creator>
              <dc:date>2023-03-26T13:36:42</dc:date>
            </office:change-info>
          </text:insertion>
        </text:changed-region>
        <text:changed-region xml:id="ct94609517915104" text:id="ct94609517915104">
          <text:deletion>
            <office:change-info>
              <dc:creator>Unknown Author</dc:creator>
              <dc:date>2023-03-26T13:38:42</dc:date>
            </office:change-info>
            <text:p text:style-name="P1">ls p* </text:p>
          </text:deletion>
        </text:changed-region>
        <text:changed-region xml:id="ct94609517914864" text:id="ct94609517914864">
          <text:deletion>
            <office:change-info>
              <dc:creator>Unknown Author</dc:creator>
              <dc:date>2023-03-26T13:37:19</dc:date>
            </office:change-info>
            <text:p text:style-name="P1">| cat </text:p>
          </text:deletion>
        </text:changed-region>
        <text:changed-region xml:id="ct94609517914624" text:id="ct94609517914624">
          <text:deletion>
            <office:change-info>
              <dc:creator>Unknown Author</dc:creator>
              <dc:date>2023-03-26T13:38:42</dc:date>
            </office:change-info>
            <text:p text:style-name="P1">&gt; two</text:p>
            <text:p text:style-name="P1"><text:tab/> → <text:s/>cat two</text:p>
            <text:p text:style-name="P1"><text:tab/>poem</text:p>
            <text:p text:style-name="P1"><text:tab/>poemcount</text:p>
          </text:deletion>
        </text:changed-region>
        <text:changed-region xml:id="ct94609517917504" text:id="ct94609517917504">
          <text:insertion>
            <office:change-info>
              <dc:creator>Unknown Author</dc:creator>
              <dc:date>2023-03-26T13:38:42</dc:date>
            </office:change-info>
          </text:insertion>
        </text:changed-region>
        <text:changed-region xml:id="ct94609517919344" text:id="ct94609517919344">
          <text:deletion>
            <office:change-info>
              <dc:creator>Unknown Author</dc:creator>
              <dc:date>2023-03-26T13:42:11</dc:date>
            </office:change-info>
            <text:p text:style-name="P1">cat &gt; detail1</text:p>
            <text:p text:style-name="P1"><text:tab/><text:span text:style-name="T4">Sreelal </text:span>6<text:span text:style-name="T4">9</text:span> <text:span text:style-name="T4">Malappuram</text:span></text:p>
          </text:deletion>
        </text:changed-region>
        <text:changed-region xml:id="ct94609517920448" text:id="ct94609517920448">
          <text:insertion>
            <office:change-info>
              <dc:creator>Unknown Author</dc:creator>
              <dc:date>2023-03-26T13:42:11</dc:date>
            </office:change-info>
          </text:insertion>
        </text:changed-region>
        <text:changed-region xml:id="ct94609517921488" text:id="ct94609517921488">
          <text:deletion>
            <office:change-info>
              <dc:creator>Unknown Author</dc:creator>
              <dc:date>2023-03-26T13:42:33</dc:date>
            </office:change-info>
            <text:p text:style-name="P1">cat&gt;detail2</text:p>
            <text:p text:style-name="P1"><text:tab/><text:span text:style-name="T4">r4b TKMCE</text:span></text:p>
          </text:deletion>
        </text:changed-region>
        <text:changed-region xml:id="ct94609517922624" text:id="ct94609517922624">
          <text:insertion>
            <office:change-info>
              <dc:creator>Unknown Author</dc:creator>
              <dc:date>2023-03-26T13:42:33</dc:date>
            </office:change-info>
          </text:insertion>
        </text:changed-region>
        <text:changed-region xml:id="ct94609517924352" text:id="ct94609517924352">
          <text:deletion>
            <office:change-info>
              <dc:creator>Unknown Author</dc:creator>
              <dc:date>2023-03-26T13:42:43</dc:date>
            </office:change-info>
            <text:p text:style-name="P1">cat detail1 detail2 </text:p>
          </text:deletion>
        </text:changed-region>
        <text:changed-region xml:id="ct94609517924032" text:id="ct94609517924032">
          <text:deletion>
            <office:change-info>
              <dc:creator>Unknown Author</dc:creator>
              <dc:date>2023-03-26T13:40:22</dc:date>
            </office:change-info>
            <text:p text:style-name="P1">&gt;details</text:p>
            <text:p text:style-name="P1"><text:tab/> → <text:s/>cat details</text:p>
          </text:deletion>
        </text:changed-region>
        <text:changed-region xml:id="ct94609517923712" text:id="ct94609517923712">
          <text:deletion>
            <office:change-info>
              <dc:creator>Unknown Author</dc:creator>
              <dc:date>2023-03-26T13:42:43</dc:date>
            </office:change-info>
            <text:p text:style-name="P1"/>
            <text:p text:style-name="P35"><text:tab/>Sreelal<text:tab/><text:span text:style-name="T5">6</text:span>9 Malappuram</text:p>
            <text:p text:style-name="P1"><text:tab/><text:span text:style-name="T4">r4b TKMCE</text:span></text:p>
          </text:deletion>
        </text:changed-region>
        <text:changed-region xml:id="ct94609517926288" text:id="ct94609517926288">
          <text:insertion>
            <office:change-info>
              <dc:creator>Unknown Author</dc:creator>
              <dc:date>2023-03-26T13:42:59</dc:date>
            </office:change-info>
          </text:insertion>
        </text:changed-region>
        <text:changed-region xml:id="ct94609517927376" text:id="ct94609517927376">
          <text:insertion>
            <office:change-info>
              <dc:creator>Unknown Author</dc:creator>
              <dc:date>2023-03-26T13:43:04</dc:date>
            </office:change-info>
          </text:insertion>
        </text:changed-region>
        <text:changed-region xml:id="ct94609542672976" text:id="ct94609542672976">
          <text:insertion>
            <office:change-info>
              <dc:creator>Unknown Author</dc:creator>
              <dc:date>2023-03-26T23:05:54</dc:date>
            </office:change-info>
          </text:insertion>
        </text:changed-region>
        <text:changed-region xml:id="ct94609541987504" text:id="ct94609541987504">
          <text:insertion>
            <office:change-info>
              <dc:creator>Unknown Author</dc:creator>
              <dc:date>2023-03-26T23:05:55</dc:date>
            </office:change-info>
          </text:insertion>
        </text:changed-region>
        <text:changed-region xml:id="ct94609542093136" text:id="ct94609542093136">
          <text:insertion>
            <office:change-info>
              <dc:creator>Unknown Author</dc:creator>
              <dc:date>2023-03-26T23:05:55</dc:date>
            </office:change-info>
          </text:insertion>
        </text:changed-region>
        <text:changed-region xml:id="ct94609543009520" text:id="ct94609543009520">
          <text:insertion>
            <office:change-info>
              <dc:creator>Unknown Author</dc:creator>
              <dc:date>2023-03-26T23:05:59</dc:date>
            </office:change-info>
          </text:insertion>
        </text:changed-region>
        <text:changed-region xml:id="ct94609518005392" text:id="ct94609518005392">
          <text:insertion>
            <office:change-info>
              <dc:creator>Unknown Author</dc:creator>
              <dc:date>2023-03-26T23:02:01</dc:date>
            </office:change-info>
          </text:insertion>
        </text:changed-region>
        <text:changed-region xml:id="ct94609518006544" text:id="ct94609518006544">
          <text:insertion>
            <office:change-info>
              <dc:creator>Unknown Author</dc:creator>
              <dc:date>2023-03-26T23:02:01</dc:date>
            </office:change-info>
          </text:insertion>
        </text:changed-region>
        <text:changed-region xml:id="ct94609518008400" text:id="ct94609518008400">
          <text:insertion>
            <office:change-info>
              <dc:creator>Unknown Author</dc:creator>
              <dc:date>2023-03-26T23:02:01</dc:date>
            </office:change-info>
          </text:insertion>
        </text:changed-region>
        <text:changed-region xml:id="ct94609518009520" text:id="ct94609518009520">
          <text:insertion>
            <office:change-info>
              <dc:creator>Unknown Author</dc:creator>
              <dc:date>2023-03-26T23:02:02</dc:date>
            </office:change-info>
          </text:insertion>
        </text:changed-region>
        <text:changed-region xml:id="ct94609518010656" text:id="ct94609518010656">
          <text:insertion>
            <office:change-info>
              <dc:creator>Unknown Author</dc:creator>
              <dc:date>2023-03-26T23:02:02</dc:date>
            </office:change-info>
          </text:insertion>
        </text:changed-region>
        <text:changed-region xml:id="ct94609518011792" text:id="ct94609518011792">
          <text:insertion>
            <office:change-info>
              <dc:creator>Unknown Author</dc:creator>
              <dc:date>2023-03-26T23:02:03</dc:date>
            </office:change-info>
          </text:insertion>
        </text:changed-region>
        <text:changed-region xml:id="ct94609518073904" text:id="ct94609518073904">
          <text:insertion>
            <office:change-info>
              <dc:creator>Unknown Author</dc:creator>
              <dc:date>2023-03-26T21:42:41</dc:date>
            </office:change-info>
          </text:insertion>
        </text:changed-region>
        <text:changed-region xml:id="ct94609518113440" text:id="ct94609518113440">
          <text:insertion>
            <office:change-info>
              <dc:creator>Unknown Author</dc:creator>
              <dc:date>2023-03-26T21:43:08</dc:date>
            </office:change-info>
          </text:insertion>
        </text:changed-region>
        <text:changed-region xml:id="ct94609464627296" text:id="ct94609464627296">
          <text:insertion>
            <office:change-info>
              <dc:creator>Unknown Author</dc:creator>
              <dc:date>2023-03-26T22:24:28</dc:date>
            </office:change-info>
          </text:insertion>
        </text:changed-region>
        <text:changed-region xml:id="ct94609464600848" text:id="ct94609464600848">
          <text:insertion>
            <office:change-info>
              <dc:creator>Unknown Author</dc:creator>
              <dc:date>2023-03-26T22:23:51</dc:date>
            </office:change-info>
          </text:insertion>
        </text:changed-region>
        <text:changed-region xml:id="ct94609518228528" text:id="ct94609518228528">
          <text:insertion>
            <office:change-info>
              <dc:creator>Unknown Author</dc:creator>
              <dc:date>2023-03-26T22:24:04</dc:date>
            </office:change-info>
          </text:insertion>
        </text:changed-region>
        <text:changed-region xml:id="ct94609518229424" text:id="ct94609518229424">
          <text:insertion>
            <office:change-info>
              <dc:creator>Unknown Author</dc:creator>
              <dc:date>2023-03-26T22:25:12</dc:date>
            </office:change-info>
          </text:insertion>
        </text:changed-region>
        <text:changed-region xml:id="ct94609516966016" text:id="ct94609516966016">
          <text:insertion>
            <office:change-info>
              <dc:creator>Unknown Author</dc:creator>
              <dc:date>2023-03-26T22:26:52</dc:date>
            </office:change-info>
          </text:insertion>
        </text:changed-region>
        <text:changed-region xml:id="ct94609518231168" text:id="ct94609518231168">
          <text:insertion>
            <office:change-info>
              <dc:creator>Unknown Author</dc:creator>
              <dc:date>2023-03-26T22:28:42</dc:date>
            </office:change-info>
          </text:insertion>
        </text:changed-region>
        <text:changed-region xml:id="ct94609518239664" text:id="ct94609518239664">
          <text:insertion>
            <office:change-info>
              <dc:creator>Unknown Author</dc:creator>
              <dc:date>2023-03-26T22:27:33</dc:date>
            </office:change-info>
          </text:insertion>
        </text:changed-region>
        <text:changed-region xml:id="ct94609518248384" text:id="ct94609518248384">
          <text:insertion>
            <office:change-info>
              <dc:creator>Unknown Author</dc:creator>
              <dc:date>2023-03-26T22:28:03</dc:date>
            </office:change-info>
          </text:insertion>
        </text:changed-region>
        <text:changed-region xml:id="ct94609518250784" text:id="ct94609518250784">
          <text:insertion>
            <office:change-info>
              <dc:creator>Unknown Author</dc:creator>
              <dc:date>2023-03-26T22:29:11</dc:date>
            </office:change-info>
          </text:insertion>
        </text:changed-region>
        <text:changed-region xml:id="ct94609518260144" text:id="ct94609518260144">
          <text:insertion>
            <office:change-info>
              <dc:creator>Unknown Author</dc:creator>
              <dc:date>2023-03-26T22:31:45</dc:date>
            </office:change-info>
          </text:insertion>
        </text:changed-region>
        <text:changed-region xml:id="ct94609518265840" text:id="ct94609518265840">
          <text:insertion>
            <office:change-info>
              <dc:creator>Unknown Author</dc:creator>
              <dc:date>2023-03-26T22:32:00</dc:date>
            </office:change-info>
          </text:insertion>
        </text:changed-region>
        <text:changed-region xml:id="ct94609518268320" text:id="ct94609518268320">
          <text:insertion>
            <office:change-info>
              <dc:creator>Unknown Author</dc:creator>
              <dc:date>2023-03-26T22:34:05</dc:date>
            </office:change-info>
          </text:insertion>
        </text:changed-region>
        <text:changed-region xml:id="ct94609518274528" text:id="ct94609518274528">
          <text:insertion>
            <office:change-info>
              <dc:creator>Unknown Author</dc:creator>
              <dc:date>2023-03-26T22:55:28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IMPLEMENTATION</text:p>
      <text:p text:style-name="P1"/>
      <text:p text:style-name="P1">/*</text:p>
      <text:p text:style-name="P1">Roll No<text:tab/>: B21CSB69</text:p>
      <text:p text:style-name="P1">Name <text:tab/><text:tab/>: Sreelal V</text:p>
      <text:p text:style-name="P1">Experiment No : 1.2</text:p>
      <text:p text:style-name="P1">*/</text:p>
      <text:p text:style-name="P1"/>
      <text:p text:style-name="P1">1.<text:tab/> → <text:s/>touch empty1 empty2 empty3 empty4 empty5</text:p>
      <text:p text:style-name="P1"/>
      <text:p text:style-name="P1">2. <text:tab/> → <text:s/>cat &gt; text</text:p>
      <text:p text:style-name="P1"><text:tab/>Sreelal</text:p>
      <text:p text:style-name="P1"><text:tab/>21</text:p>
      <text:p text:style-name="P1"><text:tab/>Malappuram </text:p>
      <text:p text:style-name="P1"/>
      <text:p text:style-name="P1">3. <text:tab/> → <text:s/>cat text</text:p>
      <text:p text:style-name="P1"><text:tab/>Sreelal</text:p>
      <text:p text:style-name="P1"><text:tab/>21<text:tab/></text:p>
      <text:p text:style-name="P1"><text:tab/>Malappuram</text:p>
      <text:p text:style-name="P1"/>
      <text:p text:style-name="P1">4. <text:tab/> → <text:s/>cp text newtext</text:p>
      <text:p text:style-name="P1">5. <text:tab/> → <text:s/>cat &gt; maths</text:p>
      <text:p text:style-name="P22"><text:span text:style-name="T1"><text:tab/></text:span><text:span text:style-name="T2">hello</text:span></text:p>
      <text:p text:style-name="P7"><text:tab/>world </text:p>
      <text:p text:style-name="P7"><text:tab/>hai </text:p>
      <text:p text:style-name="P1">6.<text:tab/> → <text:s/>paste maths text &gt;textmat</text:p>
      <text:p text:style-name="P1">7. <text:tab/> → <text:s/>rm text</text:p>
      <text:p text:style-name="P1">8. <text:tab/> → <text:s/>chmod 666 newtext</text:p>
      <text:p text:style-name="P1">9. <text:tab/> → <text:s/>mv newtext oldtext</text:p>
      <text:p text:style-name="P1">10. <text:tab/> → <text:s/>mkdir mydir</text:p>
      <text:p text:style-name="P1">11.<text:tab/> → <text:s/>mv oldtext maths mydir</text:p>
      <text:p text:style-name="P1">12.<text:tab/> → <text:s/>mkdir mydir/newdir</text:p>
      <text:p text:style-name="P2">13.<text:tab/> → <text:s/>cp -r newdir mydir</text:p>
      <text:p text:style-name="P1">14.<text:tab/> → <text:s/>rm -i empty* </text:p>
      <text:p text:style-name="P1"><text:tab/>rm: remove regular empty file 'empty1'? y</text:p>
      <text:p text:style-name="P1"><text:tab/>rm: remove regular empty file 'empty2'? y</text:p>
      <text:p text:style-name="P1"><text:tab/>rm: remove regular empty file 'empty3'? y</text:p>
      <text:p text:style-name="P1"><text:tab/>rm: remove regular empty file 'empty4'? y</text:p>
      <text:p text:style-name="P1"><text:tab/>rm: remove regular empty file 'empty5'? y</text:p>
      <text:p text:style-name="P23"/>
      <text:p text:style-name="P26">IMPLEMENTATION</text:p>
      <text:p text:style-name="P1"/>
      <text:p text:style-name="P1">/*</text:p>
      <text:p text:style-name="P1">Roll No<text:tab/>: B21CSB69</text:p>
      <text:p text:style-name="P1">Name <text:tab/><text:tab/>: Sreelal V</text:p>
      <text:p text:style-name="P1">Experiment No : 1.3</text:p>
      <text:p text:style-name="P1">*/</text:p>
      <text:p text:style-name="P1"/>
      <text:p text:style-name="P1">1.<text:tab/> → <text:s/>cat &gt; fruits</text:p>
      <text:p text:style-name="P1"><text:tab/>Apple <text:s text:c="4"/></text:p>
      <text:p text:style-name="P1"><text:tab/>banana</text:p>
      <text:p text:style-name="P1"><text:tab/>grapes</text:p>
      <text:p text:style-name="P1"><text:tab/>orange</text:p>
      <text:p text:style-name="P1"><text:tab/>mango</text:p>
      <text:p text:style-name="P1"><text:tab/> → <text:s/>cp fruits newfruits</text:p>
      <text:p text:style-name="P1"/>
      <text:p text:style-name="P1">2.<text:tab/> → <text:s/><text:change text:change-id="ct94609517895760"/><text:change text:change-id="ct94609517804336"/><text:change text:change-id="ct94609517838928"/><text:change-start text:change-id="ct94609517900096"/>sort -r fruits &gt; reverse &amp;&amp; cat reverse </text:p>
      <text:p text:style-name="P1"><text:tab/>orange</text:p>
      <text:p text:style-name="P1"><text:tab/>mango</text:p>
      <text:p text:style-name="P1"><text:tab/>grapes</text:p>
      <text:p text:style-name="P1"><text:tab/>banana</text:p>
      <text:p text:style-name="P1"><text:tab/>apple<text:change-end text:change-id="ct94609517900096"/></text:p>
      <text:p text:style-name="P1"/>
      <text:p text:style-name="P3">3.<text:tab/> → <text:s/>ls -l | wc -wl | tee count</text:p>
      <text:p text:style-name="P3"><text:tab/>5 <text:s text:c="5"/>38</text:p>
      <text:p text:style-name="P3"><text:tab/></text:p>
      <text:p text:style-name="P1">4.<text:tab/> → <text:s/>cat &gt; poem</text:p>
      <text:p text:style-name="P1"><text:tab/>this is a beautiful poem</text:p>
      <text:p text:style-name="P1"><text:tab/>it is beautiful</text:p>
      <text:p text:style-name="P1"><text:tab/>I like my poem</text:p>
      <text:p text:style-name="P1"><text:tab/>poem name is poem</text:p>
      <text:p text:style-name="P22"><text:tab/> → <text:s/>grep poem poem | wc -l | <text:span text:style-name="T3">tee poemco</text:span><text:change text:change-id="ct94609517910256"/><text:change-start text:change-id="ct94609517911808"/><text:span text:style-name="T3">unt</text:span><text:change-end text:change-id="ct94609517911808"/></text:p>
      <text:p text:style-name="P1"><text:tab/>3<text:change-start text:change-id="ct94609517913744"/></text:p>
      <text:p text:style-name="P1"><text:change-end text:change-id="ct94609517913744"/></text:p>
      <text:p text:style-name="P1">5.<text:tab/> → <text:s/><text:change text:change-id="ct94609517915104"/><text:change text:change-id="ct94609517914864"/><text:change text:change-id="ct94609517914624"/><text:change-start text:change-id="ct94609517917504"/>ls p* | tee two</text:p>
      <text:p text:style-name="P1"><text:tab/>poem</text:p>
      <text:p text:style-name="P1"><text:tab/>poemcount</text:p>
      <text:p text:style-name="P1"><text:change-end text:change-id="ct94609517917504"/></text:p>
      <text:p text:style-name="P1">6.<text:tab/> → <text:s/>touch detail1 detail2</text:p>
      <text:p text:style-name="P1"><text:tab/> → <text:s/><text:change text:change-id="ct94609517919344"/><text:change-start text:change-id="ct94609517920448"/><text:span text:style-name="T4">cat &gt; detail1</text:span></text:p>
      <text:p text:style-name="P1"><text:tab/>Sreelal 69 Malappuram<text:change-end text:change-id="ct94609517920448"/></text:p>
      <text:p text:style-name="P1"><text:tab/> → <text:s/><text:change text:change-id="ct94609517921488"/><text:change-start text:change-id="ct94609517922624"/><text:span text:style-name="T4">cat &gt; detail2 </text:span></text:p>
      <text:p text:style-name="P1"><text:tab/>r4b tkmce<text:change-end text:change-id="ct94609517922624"/></text:p>
      <text:p text:style-name="P1"><text:tab/> → <text:s/><text:change text:change-id="ct94609517924352"/><text:change text:change-id="ct94609517924032"/><text:change text:change-id="ct94609517923712"/><text:change-start text:change-id="ct94609517926288"/><text:span text:style-name="T4">cat detail1 detail2 | tee detail</text:span></text:p>
      <text:p text:style-name="P1"><text:tab/>Sreelal 69 Malappuram </text:p>
      <text:p text:style-name="P1"><text:tab/>r4b tkmce<text:change-end text:change-id="ct94609517926288"/><text:change-start text:change-id="ct94609517927376"/></text:p>
      <text:p text:style-name="P1"><text:change-end text:change-id="ct94609517927376"/></text:p>
      <text:p text:style-name="P4">7.<text:tab/> → <text:s/>cat <text:span text:style-name="T8">&gt; </text:span>a.txt </text:p>
      <text:p text:style-name="P4"><text:change-start text:change-id="ct94609542672976"/><text:tab/><text:change-end text:change-id="ct94609542672976"/>aksdjklthaghalksthhtht a;djgakdhtht </text:p>
      <text:p text:style-name="P4"><text:change-start text:change-id="ct94609541987504"/><text:tab/><text:change-end text:change-id="ct94609541987504"/>hello this is a sample text </text:p>
      <text:p text:style-name="P4"><text:change-start text:change-id="ct94609542093136"/><text:tab/><text:change-end text:change-id="ct94609542093136"/>THIS IS SAMPLE TEXT IS CAPS</text:p>
      <text:p text:style-name="P4"><text:change-start text:change-id="ct94609543009520"/></text:p>
      <text:p text:style-name="P4"><text:change-end text:change-id="ct94609543009520"/><text:soft-page-break/><text:tab/> → <text:s/><text:span text:style-name="T8">cat &gt; b.txt</text:span></text:p>
      <text:p text:style-name="P4"><text:tab/> <text:span text:style-name="T6">search a particular pattern ‘th’, ‘TH’, ‘Th’, ‘tH’</text:span></text:p>
      <text:p text:style-name="P4"><text:tab/><text:span text:style-name="T6">ths this theh ht tthh alksdrhaehtheth taed</text:span></text:p>
      <text:p text:style-name="P4"><text:tab/><text:span text:style-name="T6">thht akdfahthse thaethaetheht</text:span></text:p>
      <text:p text:style-name="P4"><text:tab/> → <text:s/>cat a.txt b.txt &gt; merged &amp;&amp; sort merged | grep -i "th"</text:p>
      <text:p text:style-name="P4"><text:tab/>aksdjklthaghalksthhtht a;djgakdhtht </text:p>
      <text:p text:style-name="P4"><text:tab/>hello this is a sample text </text:p>
      <text:p text:style-name="P4"><text:tab/>search a particular pattern ‘th’, ‘TH’, ‘Th’, ‘tH’</text:p>
      <text:p text:style-name="P4"><text:tab/>thht akdfahthse thaethaetheht</text:p>
      <text:p text:style-name="P4"><text:tab/>THIS IS SAMPLE TEXT IS CAPS</text:p>
      <text:p text:style-name="P4"><text:tab/>ths this theh ht tthh alksdrhaehtheth taed</text:p>
      <text:p text:style-name="P4"/>
      <text:p text:style-name="P5">8.<text:tab/> → <text:s/>ls -l | grep "Mar"</text:p>
      <text:p text:style-name="P1"><text:tab/>-rw-rw-r-- 1 hay hay <text:s/>94 Mar 26 13:47 a.txt</text:p>
      <text:p text:style-name="P1"><text:tab/>-rw-rw-r-- 1 hay hay 140 Mar 26 13:48 b.txt</text:p>
      <text:p text:style-name="P1"><text:tab/>-rw-rw-r-- 1 hay hay <text:s/>16 Mar 26 13:31 count</text:p>
      <text:p text:style-name="P1"><text:tab/>-rw-rw-r-- 1 hay hay <text:s/>33 Mar 26 13:41 detail</text:p>
      <text:p text:style-name="P1"><text:tab/>-rw-rw-r-- 1 hay hay <text:s/>23 Mar 26 13:41 detail1</text:p>
      <text:p text:style-name="P1"><text:tab/>-rw-rw-r-- 1 hay hay <text:s/>10 Mar 26 13:41 detail2</text:p>
      <text:p text:style-name="P1"><text:tab/>-rw-rw-r-- 1 hay hay <text:s/>33 Mar 26 13:21 fruits</text:p>
      <text:p text:style-name="P1"><text:tab/>-rw-rw-r-- 1 hay hay 234 Mar 26 13:56 merged</text:p>
      <text:p text:style-name="P1"><text:tab/>-rw-rw-r-- 1 hay hay <text:s/>33 Mar 26 13:21 newfruits</text:p>
      <text:p text:style-name="P1"><text:tab/>-rw-rw-r-- 1 hay hay <text:s/>74 Mar 26 13:35 poem</text:p>
      <text:p text:style-name="P1"><text:tab/>-rw-rw-r-- 1 hay hay <text:s text:c="2"/>2 Mar 26 13:36 poemcount</text:p>
      <text:p text:style-name="P1"><text:tab/>-rw-rw-r-- 1 hay hay <text:s/>33 Mar 26 13:28 reverse</text:p>
      <text:p text:style-name="P1"><text:tab/>-rw-rw-r-- 1 hay hay <text:s/>15 Mar 26 13:38 two</text:p>
      <text:p text:style-name="P1"/>
      <text:p text:style-name="P5">9.<text:tab/> → <text:s/>sleep 200&amp; sleep 250&amp; sleep 300&amp; sleep 350&amp; </text:p>
      <text:p text:style-name="P5"><text:tab/>[1] 5366</text:p>
      <text:p text:style-name="P5"><text:tab/>[2] 5367</text:p>
      <text:p text:style-name="P5"><text:tab/>[3] 5368</text:p>
      <text:p text:style-name="P5"><text:tab/>[4] 5369</text:p>
      <text:p text:style-name="P5"><text:tab/></text:p>
      <text:p text:style-name="P5">10.<text:tab/> → <text:s/>jobs</text:p>
      <text:p text:style-name="P5"><text:tab/>[1] <text:s text:c="2"/>Running <text:s text:c="16"/>sleep 200 &amp;</text:p>
      <text:p text:style-name="P5"><text:tab/>[2] <text:s text:c="2"/>Running <text:s text:c="16"/>sleep 250 &amp;</text:p>
      <text:p text:style-name="P5"><text:tab/>[3]- <text:s/>Running <text:s text:c="16"/>sleep 300 &amp;</text:p>
      <text:p text:style-name="P5"><text:tab/>[4]+ <text:s/>Running <text:s text:c="16"/>sleep 350 &amp;</text:p>
      <text:p text:style-name="P5"/>
      <text:p text:style-name="P5"><text:tab/> → fg <text:span text:style-name="T11">3</text:span></text:p>
      <text:p text:style-name="P5"><text:tab/>sleep 300</text:p>
      <text:p text:style-name="P5"><text:tab/>^Z</text:p>
      <text:p text:style-name="P5"><text:tab/>[3]+ <text:s/>Stopped <text:s text:c="16"/>sleep 300</text:p>
      <text:p text:style-name="P5"/>
      <text:p text:style-name="P5"><text:tab/> → <text:s/>bg</text:p>
      <text:p text:style-name="P5"><text:tab/>[3]+ sleep 300 &amp;</text:p>
      <text:p text:style-name="P1"/>
      <text:p text:style-name="P27">IMPLEMENTATION</text:p>
      <text:p text:style-name="P6"/>
      <text:p text:style-name="P6">/*</text:p>
      <text:p text:style-name="P6">Roll No<text:tab/>: B21CSB69</text:p>
      <text:p text:style-name="P6">Name <text:tab/><text:tab/>: Sreelal V</text:p>
      <text:p text:style-name="P6">Experiment No : 1.<text:span text:style-name="T9">4</text:span></text:p>
      <text:p text:style-name="P6">*/</text:p>
      <text:p text:style-name="P6"/>
      <text:p text:style-name="P8">a)</text:p>
      <text:p text:style-name="P8"><text:tab/>#!/bin/bash</text:p>
      <text:p text:style-name="P8"><text:tab/>a=20</text:p>
      <text:p text:style-name="P8"><text:tab/>b=10</text:p>
      <text:p text:style-name="P8"><text:tab/></text:p>
      <text:p text:style-name="P8"><text:tab/>echo "Sum of <text:s/>$a + $b = $((a+b))"</text:p>
      <text:p text:style-name="P8"><text:tab/>echo "Sub of <text:s/>$a - $b = $((a+b))"</text:p>
      <text:p text:style-name="P8"><text:tab/>echo "Mul of <text:s/>$a * $b = $((a+b))"</text:p>
      <text:p text:style-name="P8"><text:tab/>echo "Div of <text:s/>$a / $b = $((a+b))"</text:p>
      <text:p text:style-name="P13"/>
      <text:p text:style-name="P13">output:</text:p>
      <text:p text:style-name="P13"/>
      <text:p text:style-name="P13"><text:tab/><text:span text:style-name="T10"> → <text:s/>exp4 ./a </text:span></text:p>
      <text:p text:style-name="P8"><text:tab/>Sum of <text:s/>20 + 10 = 30</text:p>
      <text:p text:style-name="P8"><text:tab/>Sub of <text:s/>20 - 10 = 30</text:p>
      <text:p text:style-name="P8"><text:tab/>Mul of <text:s/>20 * 10 = 30</text:p>
      <text:p text:style-name="P8"><text:tab/>Div of <text:s/>20 / 10 = 30</text:p>
      <text:p text:style-name="P8"/>
      <text:p text:style-name="P8">b)</text:p>
      <text:p text:style-name="P8"><text:tab/>#!/bin/bash</text:p>
      <text:p text:style-name="P8"><text:tab/></text:p>
      <text:p text:style-name="P8"><text:tab/>if (( $# == 0 )) ; then </text:p>
      <text:p text:style-name="P8"><text:tab/><text:tab/>echo "Provide necessary command line arguments " </text:p>
      <text:p text:style-name="P8"><text:tab/><text:tab/>echo "Usage $0 {arg1 arg2 arg3 . . . . } "</text:p>
      <text:p text:style-name="P8"><text:tab/><text:tab/>exit</text:p>
      <text:p text:style-name="P8"><text:tab/>fi</text:p>
      <text:p text:style-name="P8"><text:tab/></text:p>
      <text:p text:style-name="P8"><text:tab/>echo " No. of command line arguments <text:s/>= $# " </text:p>
      <text:p text:style-name="P8"><text:tab/>echo " Name of the executable = $0 " </text:p>
      <text:p text:style-name="P8"><text:tab/>echo " Arguments are : $@ "</text:p>
      <text:p text:style-name="P13"><text:tab/></text:p>
      <text:p text:style-name="P13">output:</text:p>
      <text:p text:style-name="P13"><text:tab/></text:p>
      <text:p text:style-name="P13"><text:tab/><text:span text:style-name="T10"> → <text:s/>exp4 <text:s/>./b</text:span></text:p>
      <text:p text:style-name="P8"><text:change-start text:change-id="ct94609518005392"/><text:tab/><text:change-end text:change-id="ct94609518005392"/>Provide necessary command line arguments </text:p>
      <text:p text:style-name="P8"><text:change-start text:change-id="ct94609518006544"/><text:tab/><text:change-end text:change-id="ct94609518006544"/>Usage ./b {arg1 arg2 arg3 . . . . } </text:p>
      <text:p text:style-name="P8"><text:change-start text:change-id="ct94609518008400"/><text:tab/></text:p>
      <text:p text:style-name="P8"><text:tab/><text:change-end text:change-id="ct94609518008400"/> → <text:s/>exp4 ./b one two three</text:p>
      <text:p text:style-name="P8"><text:change-start text:change-id="ct94609518009520"/><text:tab/><text:change-end text:change-id="ct94609518009520"/> No. of command line arguments <text:s/>= 3 </text:p>
      <text:p text:style-name="P8"><text:change-start text:change-id="ct94609518010656"/><text:tab/><text:change-end text:change-id="ct94609518010656"/> Name of the executable = ./b </text:p>
      <text:p text:style-name="P8"><text:change-start text:change-id="ct94609518011792"/><text:tab/><text:change-end text:change-id="ct94609518011792"/> Arguments are : one two three</text:p>
      <text:p text:style-name="P24">c)</text:p>
      <text:p text:style-name="P9"><text:tab/>#!/bin/bash</text:p>
      <text:p text:style-name="P9"><text:tab/>if [[ $# != 2 ]] ; then </text:p>
      <text:p text:style-name="P9"><text:tab/><text:tab/>echo "Usage $0 &lt;string1&gt; &lt;string2&gt;"</text:p>
      <text:p text:style-name="P9"><text:tab/><text:tab/>exit</text:p>
      <text:p text:style-name="P9"><text:tab/>fi</text:p>
      <text:p text:style-name="P9"><text:tab/></text:p>
      <text:p text:style-name="P9"><text:tab/>if [[ "$1" == "$2" ]]; then </text:p>
      <text:p text:style-name="P9"><text:tab/><text:tab/>echo "Strings are same"</text:p>
      <text:p text:style-name="P9"><text:tab/>else </text:p>
      <text:p text:style-name="P9"><text:tab/><text:tab/>echo "Strings <text:s/>are not same"</text:p>
      <text:p text:style-name="P9"><text:tab/>fi</text:p>
      <text:p text:style-name="P9"/>
      <text:p text:style-name="P15">output:</text:p>
      <text:p text:style-name="P13"><text:tab/></text:p>
      <text:p text:style-name="P13"><text:tab/><text:span text:style-name="T10"> → <text:s/>exp4 <text:s/>./c </text:span></text:p>
      <text:p text:style-name="P8"><text:tab/>Usage ./c &lt;string1&gt; &lt;string2&gt;</text:p>
      <text:p text:style-name="P8"/>
      <text:p text:style-name="P8"><text:tab/> → <text:s/>exp4 <text:s/>./c hello hel</text:p>
      <text:p text:style-name="P8"><text:tab/>Strings <text:s/>are not same</text:p>
      <text:p text:style-name="P8"><text:tab/></text:p>
      <text:p text:style-name="P8"><text:tab/> → <text:s/>exp4 <text:s/>./c hello hello</text:p>
      <text:p text:style-name="P8"><text:tab/>Strings are same</text:p>
      <text:p text:style-name="P8"/>
      <text:p text:style-name="P9">d)</text:p>
      <text:p text:style-name="P9"><text:tab/>#!/bin/bash</text:p>
      <text:p text:style-name="P9"><text:tab/>if [[ $# != 1 ]] ; then </text:p>
      <text:p text:style-name="P9"><text:tab/><text:tab/>echo "Usage &lt;filename&gt; " </text:p>
      <text:p text:style-name="P9"><text:tab/>elif [[ -f "$1" ]] ; then </text:p>
      <text:p text:style-name="P9"><text:tab/><text:tab/>echo "Regular file " </text:p>
      <text:p text:style-name="P9"><text:tab/>elif [[ -d "$1" ]] ; then </text:p>
      <text:p text:style-name="P9"><text:tab/><text:tab/>echo "Directory " </text:p>
      <text:p text:style-name="P9"><text:tab/>fi</text:p>
      <text:p text:style-name="P9"/>
      <text:p text:style-name="P14">output:</text:p>
      <text:p text:style-name="P9"/>
      <text:p text:style-name="P9"><text:tab/> → <text:s/>exp4 ./d a </text:p>
      <text:p text:style-name="P9"><text:tab/>Regular file </text:p>
      <text:p text:style-name="P9"/>
      <text:p text:style-name="P9"><text:tab/> → <text:s/>exp4 ./d mydir</text:p>
      <text:p text:style-name="P9"><text:tab/>Directory </text:p>
      <text:p text:style-name="P9"/>
      <text:p text:style-name="P10">e)</text:p>
      <text:p text:style-name="P10"><text:tab/><text:change-start text:change-id="ct94609518073904"/>#!/bin/bash</text:p>
      <text:p text:style-name="P10"><text:tab/>while [ true ] </text:p>
      <text:p text:style-name="P10"><text:tab/>do</text:p>
      <text:p text:style-name="P10"><text:tab/><text:tab/>echo "Ctrl + C to Exit " </text:p>
      <text:p text:style-name="P10"><text:tab/><text:tab/>read -p "Enter 1st number : " num1</text:p>
      <text:p text:style-name="P10"><text:tab/><text:tab/>read -p "Enter 2nd number : " num2</text:p>
      <text:p text:style-name="P10"><text:tab/></text:p>
      <text:p text:style-name="P10"><text:tab/><text:tab/>echo -e "Enter the operation \n1. Add<text:tab/>2. Sub<text:tab/>3. Mul<text:tab/>4.Div<text:tab/>5. Mod "</text:p>
      <text:p text:style-name="P10"><text:tab/><text:tab/>read -p "&gt;&gt; " choice </text:p>
      <text:p text:style-name="P10"><text:soft-page-break/><text:tab/><text:tab/>case $choice in </text:p>
      <text:p text:style-name="P10"><text:tab/><text:tab/><text:tab/>1) </text:p>
      <text:p text:style-name="P10"><text:tab/><text:tab/><text:tab/><text:tab/>echo "Sum = <text:s/>$((num1 + num2)) " </text:p>
      <text:p text:style-name="P10"><text:tab/><text:tab/><text:tab/><text:tab/>;;</text:p>
      <text:p text:style-name="P10"><text:tab/><text:tab/><text:tab/>2) </text:p>
      <text:p text:style-name="P10"><text:tab/><text:tab/><text:tab/><text:tab/>echo "Sub = <text:s/>$(( num1 - num2 )) " </text:p>
      <text:p text:style-name="P10"><text:tab/><text:tab/><text:tab/><text:tab/>;;</text:p>
      <text:p text:style-name="P10"><text:tab/><text:tab/><text:tab/>3)</text:p>
      <text:p text:style-name="P10"><text:tab/><text:tab/><text:tab/><text:tab/>echo "Mul = <text:s/>$(( num1 * num2 )) "</text:p>
      <text:p text:style-name="P10"><text:tab/><text:tab/><text:tab/><text:tab/>;;</text:p>
      <text:p text:style-name="P10"><text:tab/><text:tab/><text:tab/>4)<text:tab/></text:p>
      <text:p text:style-name="P10"><text:tab/><text:tab/><text:tab/><text:tab/>echo "Div = $(( num1 / num2 )) " </text:p>
      <text:p text:style-name="P10"><text:tab/><text:tab/><text:tab/><text:tab/>;;</text:p>
      <text:p text:style-name="P10"><text:tab/><text:tab/><text:tab/>5)</text:p>
      <text:p text:style-name="P10"><text:tab/><text:tab/><text:tab/><text:tab/>echo "Mod = $(( num1 % num2 )) " </text:p>
      <text:p text:style-name="P10"><text:tab/><text:tab/><text:tab/><text:tab/>;;</text:p>
      <text:p text:style-name="P10"><text:tab/><text:tab/><text:tab/>6)</text:p>
      <text:p text:style-name="P10"><text:tab/><text:tab/><text:tab/><text:tab/>break ;;</text:p>
      <text:p text:style-name="P10"><text:tab/><text:tab/><text:tab/>*)</text:p>
      <text:p text:style-name="P10"><text:tab/><text:tab/><text:tab/><text:tab/>echo "Invalid choice " </text:p>
      <text:p text:style-name="P10"><text:tab/><text:tab/>esac</text:p>
      <text:p text:style-name="P10"><text:tab/><text:tab/>echo </text:p>
      <text:p text:style-name="P10"><text:tab/>done <text:change-end text:change-id="ct94609518073904"/></text:p>
      <text:p text:style-name="P10"/>
      <text:p text:style-name="P16">output:</text:p>
      <text:p text:style-name="P16"/>
      <text:p text:style-name="P16"><text:tab/><text:span text:style-name="T10"> → <text:s/>exp4 <text:s text:c="2"/>./e </text:span></text:p>
      <text:p text:style-name="P10"><text:tab/>Ctrl + C to Exit </text:p>
      <text:p text:style-name="P10"><text:tab/>Enter 1st number : 10 </text:p>
      <text:p text:style-name="P10"><text:tab/>Enter 2nd number : 5</text:p>
      <text:p text:style-name="P10"><text:tab/>Enter the operation </text:p>
      <text:p text:style-name="P10"><text:tab/>1. Add<text:tab/>2. Sub<text:tab/>3. Mul<text:tab/>4.Div<text:tab/>5. Mod </text:p>
      <text:p text:style-name="P10"><text:tab/>&gt;&gt; 1</text:p>
      <text:p text:style-name="P10"><text:tab/>Sum = <text:s/>15 </text:p>
      <text:p text:style-name="P10"><text:tab/></text:p>
      <text:p text:style-name="P10"><text:tab/>Ctrl + C to Exit </text:p>
      <text:p text:style-name="P10"><text:tab/>Enter 1st number : 10 </text:p>
      <text:p text:style-name="P10"><text:tab/>Enter 2nd number : 5 </text:p>
      <text:p text:style-name="P10"><text:tab/>Enter the operation </text:p>
      <text:p text:style-name="P10"><text:tab/>1. Add<text:tab/>2. Sub<text:tab/>3. Mul<text:tab/>4.Div<text:tab/>5. Mod </text:p>
      <text:p text:style-name="P10"><text:tab/>&gt;&gt; 2 </text:p>
      <text:p text:style-name="P10"><text:tab/>Sub = <text:s/>5 </text:p>
      <text:p text:style-name="P10"><text:tab/></text:p>
      <text:p text:style-name="P10"><text:tab/>Ctrl + C to Exit </text:p>
      <text:p text:style-name="P10"><text:tab/>Enter 1st number : 10</text:p>
      <text:p text:style-name="P10"><text:tab/>Enter 2nd number : 5</text:p>
      <text:p text:style-name="P10"><text:tab/>Enter the operation </text:p>
      <text:p text:style-name="P10"><text:tab/>1. Add<text:tab/>2. Sub<text:tab/>3. Mul<text:tab/>4.Div<text:tab/>5. Mod </text:p>
      <text:p text:style-name="P10"><text:tab/>&gt;&gt; 3</text:p>
      <text:p text:style-name="P10"><text:tab/>Mul = <text:s/>50 </text:p>
      <text:p text:style-name="P10"><text:tab/></text:p>
      <text:p text:style-name="P10"><text:tab/>Ctrl + C to Exit </text:p>
      <text:p text:style-name="P10"><text:soft-page-break/><text:tab/>Enter 1st number : 10</text:p>
      <text:p text:style-name="P10"><text:tab/>Enter 2nd number : 5</text:p>
      <text:p text:style-name="P10"><text:tab/>Enter the operation </text:p>
      <text:p text:style-name="P10"><text:tab/>1. Add<text:tab/>2. Sub<text:tab/>3. Mul<text:tab/>4.Div<text:tab/>5. Mod </text:p>
      <text:p text:style-name="P10"><text:tab/>&gt;&gt; 4</text:p>
      <text:p text:style-name="P10"><text:tab/>Div = 2 </text:p>
      <text:p text:style-name="P10"><text:tab/></text:p>
      <text:p text:style-name="P10"><text:tab/>Ctrl + C to Exit </text:p>
      <text:p text:style-name="P10"><text:tab/>Enter 1st number : 10</text:p>
      <text:p text:style-name="P10"><text:tab/>Enter 2nd number : 5</text:p>
      <text:p text:style-name="P10"><text:tab/>Enter the operation </text:p>
      <text:p text:style-name="P10"><text:tab/>1. Add<text:tab/>2. Sub<text:tab/>3. Mul<text:tab/>4.Div<text:tab/>5. Mod </text:p>
      <text:p text:style-name="P10"><text:tab/>&gt;&gt; 5</text:p>
      <text:p text:style-name="P10"><text:tab/>Mod = 0 </text:p>
      <text:p text:style-name="P10"><text:tab/></text:p>
      <text:p text:style-name="P10"><text:tab/>Ctrl + C to Exit </text:p>
      <text:p text:style-name="P10"><text:tab/>Enter 1st number : ^C<text:change-start text:change-id="ct94609518113440"/></text:p>
      <text:p text:style-name="P10"/>
      <text:p text:style-name="P10">f)</text:p>
      <text:p text:style-name="P16"><text:span text:style-name="T10"><text:tab/></text:span><text:change-end text:change-id="ct94609518113440"/><text:span text:style-name="T10">#!/bin/bash</text:span></text:p>
      <text:p text:style-name="P10"><text:tab/>read -p "Enter the specific character " ch </text:p>
      <text:p text:style-name="P10"><text:tab/></text:p>
      <text:p text:style-name="P10"><text:tab/>ls -A | grep "^${ch}" -c </text:p>
      <text:p text:style-name="P10"/>
      <text:p text:style-name="P17">output:</text:p>
      <text:p text:style-name="P29"/>
      <text:p text:style-name="P29"><text:tab/> → <text:s/>fd ls</text:p>
      <text:p text:style-name="P29"><text:tab/>f.sh <text:s/>one <text:s/>one.one <text:s/>one.three <text:s/>one.two <text:s/>two <text:s/>two.one <text:s/>two.three</text:p>
      <text:p text:style-name="P29"/>
      <text:p text:style-name="P29"><text:tab/> → <text:s/>fd ./f</text:p>
      <text:p text:style-name="P29"><text:tab/>Enter the specific character : one</text:p>
      <text:p text:style-name="P29"><text:tab/>4</text:p>
      <text:p text:style-name="P29"><text:tab/></text:p>
      <text:p text:style-name="P29"><text:tab/> → <text:s/>fd ./f</text:p>
      <text:p text:style-name="P29"><text:tab/>Enter the specific character : two</text:p>
      <text:p text:style-name="P29"><text:tab/>3</text:p>
      <text:p text:style-name="P30">g)</text:p>
      <text:p text:style-name="P30"><text:tab/>#!/bin/bash</text:p>
      <text:p text:style-name="P30"><text:tab/>if [[ $# != 1 ]] ; then </text:p>
      <text:p text:style-name="P30"><text:tab/><text:tab/>echo "Usage $0 &lt;filename&gt; " </text:p>
      <text:p text:style-name="P30"><text:tab/><text:tab/>exit</text:p>
      <text:p text:style-name="P30"><text:tab/>elif [[ ! -f $1 ]] ; then </text:p>
      <text:p text:style-name="P30"><text:tab/><text:tab/>echo "File does not exist " </text:p>
      <text:p text:style-name="P30"><text:tab/><text:tab/>exit</text:p>
      <text:p text:style-name="P30"><text:tab/>fi</text:p>
      <text:p text:style-name="P30"><text:tab/></text:p>
      <text:p text:style-name="P30"><text:tab/></text:p>
      <text:p text:style-name="P30"><text:tab/>while read -r line ; do </text:p>
      <text:p text:style-name="P30"><text:tab/>echo $line | sed 's/a/A/g' | sed 's/e/E/g' | sed 's/i/I/g' | sed 's/o/O/g' | sed 's/u/U/g' |tee -a <text:s/><text:tab/>outputfile.txt</text:p>
      <text:p text:style-name="P30"><text:tab/>done &lt; "$1"</text:p>
      <text:p text:style-name="P30"/>
      <text:p text:style-name="P18"><text:soft-page-break/>output:</text:p>
      <text:p text:style-name="P18"><text:tab/></text:p>
      <text:p text:style-name="P30"><text:tab/> → <text:s/>gd <text:s/>cat file.txt </text:p>
      <text:p text:style-name="P30"><text:tab/>a. Write a shell script program to perform arithmetic operations on two</text:p>
      <text:p text:style-name="P30"><text:tab/>numbers.</text:p>
      <text:p text:style-name="P30"><text:tab/>b. Write a shell script program demonstrate use of command line</text:p>
      <text:p text:style-name="P30"><text:tab/>parameters in shell script(script name, total parameters, each parameter)</text:p>
      <text:p text:style-name="P30"><text:tab/>c. Write a shell script program to check whether two strings sent as</text:p>
      <text:p text:style-name="P30"><text:tab/>command line arguments are same or not using test command.</text:p>
      <text:p text:style-name="P30"/>
      <text:p text:style-name="P30"><text:tab/> → <text:s/>gd ./g file.txt </text:p>
      <text:p text:style-name="P30"><text:tab/>A. WrItE A shEll scrIpt prOgrAm tO pErfOrm ArIthmEtIc OpErAtIOns On twO</text:p>
      <text:p text:style-name="P30"><text:tab/>nUmbErs.</text:p>
      <text:p text:style-name="P30"><text:tab/>b. WrItE A shEll scrIpt prOgrAm dEmOnstrAtE UsE Of cOmmAnd lInE</text:p>
      <text:p text:style-name="P30"><text:tab/>pArAmEtErs In shEll scrIpt(scrIpt nAmE, tOtAl pArAmEtErs, EAch pArAmEtEr)</text:p>
      <text:p text:style-name="P30"><text:tab/>c. WrItE A shEll scrIpt prOgrAm tO chEck whEthEr twO strIngs sEnt As</text:p>
      <text:p text:style-name="P30"><text:tab/>cOmmAnd lInE ArgUmEnts ArE sAmE Or nOt UsIng tEst cOmmAnd.</text:p>
      <text:p text:style-name="P30"><text:tab/></text:p>
      <text:p text:style-name="P30">h)</text:p>
      <text:p text:style-name="P30"><text:tab/>#!/bin/bash</text:p>
      <text:p text:style-name="P30"><text:tab/>read -p "Enter the name of the user : " user</text:p>
      <text:p text:style-name="P30"><text:tab/>echo "Reversed : $(echo $user | rev)"</text:p>
      <text:p text:style-name="P30"><text:tab/></text:p>
      <text:p text:style-name="P30"><text:tab/>a=$(echo "$user"| wc -m ) &amp;&amp; ((a--)) </text:p>
      <text:p text:style-name="P30"><text:tab/>echo "Length <text:s text:c="2"/>: $a"</text:p>
      <text:p text:style-name="P30"/>
      <text:p text:style-name="P18">output:</text:p>
      <text:p text:style-name="P18"/>
      <text:p text:style-name="P18"><text:tab/><text:span text:style-name="T10"> → <text:s/>exp4 ./h<text:tab/></text:span></text:p>
      <text:p text:style-name="P30"><text:tab/>Enter the name of the user : sreelal</text:p>
      <text:p text:style-name="P30"><text:tab/>Reversed : laleers</text:p>
      <text:p text:style-name="P30"><text:tab/>Length <text:s text:c="2"/>: 7</text:p>
      <text:p text:style-name="P30"/>
      <text:p text:style-name="P30">i)</text:p>
      <text:p text:style-name="P30"><text:tab/>#!/bin/bash </text:p>
      <text:p text:style-name="P30"/>
      <text:p text:style-name="P30"><text:tab/>file="school.dat"</text:p>
      <text:p text:style-name="P30"><text:tab/>if [ -f $file ];then </text:p>
      <text:p text:style-name="P30"><text:tab/><text:tab/>cat $file | sort -k 3 -r </text:p>
      <text:p text:style-name="P30"><text:tab/>fi</text:p>
      <text:p text:style-name="P30"/>
      <text:p text:style-name="P18">ouput:</text:p>
      <text:p text:style-name="P30"/>
      <text:p text:style-name="P30"><text:tab/> → <text:s/>id cat school.dat </text:p>
      <text:p text:style-name="P30"><text:tab/>1<text:tab/>sreelal<text:tab/>50</text:p>
      <text:p text:style-name="P30"><text:tab/>2<text:tab/>midlaj<text:tab/>69</text:p>
      <text:p text:style-name="P30"><text:tab/>3<text:tab/>fasal<text:tab/>54<text:tab/></text:p>
      <text:p text:style-name="P30"><text:tab/>4<text:tab/>Anas<text:tab/>67</text:p>
      <text:p text:style-name="P30"><text:tab/>5<text:tab/>siva<text:tab/>44</text:p>
      <text:p text:style-name="P37"/>
      <text:p text:style-name="P30"><text:tab/> → <text:s/>id <text:s/>./i</text:p>
      <text:p text:style-name="P30"><text:tab/>2<text:tab/>midlaj<text:tab/>69</text:p>
      <text:p text:style-name="P30"><text:tab/>4<text:tab/>Anas<text:tab/>67</text:p>
      <text:p text:style-name="P30"><text:tab/>3<text:tab/>fasal<text:tab/>54<text:tab/></text:p>
      <text:p text:style-name="P30"><text:tab/>1<text:tab/>sreelal<text:tab/>50</text:p>
      <text:p text:style-name="P30"><text:tab/>5<text:tab/>siva<text:tab/>44</text:p>
      <text:p text:style-name="P30"/>
      <text:p text:style-name="P30">j)</text:p>
      <text:p text:style-name="P30"><text:tab/>#!/bin/bash</text:p>
      <text:p text:style-name="P30"><text:tab/>file1="file1"<text:tab/></text:p>
      <text:p text:style-name="P30"><text:tab/>file2="file2"</text:p>
      <text:p text:style-name="P30"><text:tab/></text:p>
      <text:p text:style-name="P30"><text:tab/>if [[ -f $file1 &amp;&amp; ! -f $file2 ]] ;then </text:p>
      <text:p text:style-name="P30"><text:tab/><text:tab/>cat $file1 &gt; $file2 </text:p>
      <text:p text:style-name="P30"><text:tab/>elif [[ -f $file1 &amp;&amp; -f $file2 ]] ;then </text:p>
      <text:p text:style-name="P30"><text:tab/><text:tab/>cat $file2 &gt;&gt; $file1</text:p>
      <text:p text:style-name="P30"><text:tab/>fi</text:p>
      <text:p text:style-name="P30"/>
      <text:p text:style-name="P19">output:</text:p>
      <text:p text:style-name="P31"><text:tab/><text:change-start text:change-id="ct94609464627296"/></text:p>
      <text:p text:style-name="P31"><text:tab/> → <text:s/>jd cat file1<text:tab/></text:p>
      <text:p text:style-name="P31"><text:tab/>hello</text:p>
      <text:p text:style-name="P31"><text:tab/>this is file1 </text:p>
      <text:p text:style-name="P31"><text:tab/></text:p>
      <text:p text:style-name="P31"><text:tab/> → <text:s/>jd <text:s/>cat file2 </text:p>
      <text:p text:style-name="P31"><text:tab/>hai</text:p>
      <text:p text:style-name="P31"><text:tab/>this is file2</text:p>
      <text:p text:style-name="P31"/>
      <text:p text:style-name="P19"><text:change-end text:change-id="ct94609464627296"/><text:span text:style-name="T10"><text:tab/></text:span><text:change-start text:change-id="ct94609464600848"/><text:span text:style-name="T10"> → <text:s/>jd ./j &amp;&amp; cat file1</text:span></text:p>
      <text:p text:style-name="P19"><text:span text:style-name="T10"><text:tab/></text:span><text:change-end text:change-id="ct94609464600848"/><text:change-start text:change-id="ct94609518228528"/><text:span text:style-name="T10">hello</text:span></text:p>
      <text:p text:style-name="P31"><text:tab/>this is file1 </text:p>
      <text:p text:style-name="P31"><text:tab/></text:p>
      <text:p text:style-name="P31"><text:tab/>hai</text:p>
      <text:p text:style-name="P19"><text:span text:style-name="T10"><text:tab/>this is file</text:span><text:change-end text:change-id="ct94609518228528"/><text:change-start text:change-id="ct94609518229424"/><text:span text:style-name="T10">2</text:span><text:change-end text:change-id="ct94609518229424"/><text:change-start text:change-id="ct94609516966016"/></text:p>
      <text:p text:style-name="P11"><text:change-end text:change-id="ct94609516966016"/><text:change-start text:change-id="ct94609518231168"/></text:p>
      <text:p text:style-name="P11"><text:change-end text:change-id="ct94609518231168"/><text:change-start text:change-id="ct94609518239664"/>k)</text:p>
      <text:p text:style-name="P11"><text:tab/>#!/bin/bash</text:p>
      <text:p text:style-name="P11"><text:tab/>read -p "Enter the no of lines : " n</text:p>
      <text:p text:style-name="P11"><text:tab/>for (( i=1 ; i&lt;= n ;i++ )) <text:s/>; do </text:p>
      <text:p text:style-name="P11"><text:tab/><text:tab/>a=""<text:tab/></text:p>
      <text:p text:style-name="P11"><text:tab/><text:tab/>for (( j=0 ; j&lt;i ; j++ )) ; do</text:p>
      <text:p text:style-name="P11"><text:tab/><text:tab/><text:tab/>a="${a} ${i}"</text:p>
      <text:p text:style-name="P11"><text:tab/><text:tab/>done </text:p>
      <text:p text:style-name="P11"><text:tab/><text:tab/>echo $a</text:p>
      <text:p text:style-name="P11"><text:tab/>done <text:change-end text:change-id="ct94609518239664"/><text:change-start text:change-id="ct94609518248384"/></text:p>
      <text:p text:style-name="P20"/>
      <text:p text:style-name="P20"/>
      <text:p text:style-name="P25">output:</text:p>
      <text:p text:style-name="P20"/>
      <text:p text:style-name="P20"><text:tab/><text:span text:style-name="T10"> → <text:s/>exp4 ./k <text:tab/></text:span></text:p>
      <text:p text:style-name="P11"><text:tab/>Enter the no of lines : 5</text:p>
      <text:p text:style-name="P11"><text:tab/>1</text:p>
      <text:p text:style-name="P11"><text:tab/>2 2</text:p>
      <text:p text:style-name="P11"><text:tab/>3 3 3</text:p>
      <text:p text:style-name="P11"><text:tab/>4 4 4 4</text:p>
      <text:p text:style-name="P20"><text:span text:style-name="T10"><text:tab/>5 5 5 5 5</text:span><text:tab/><text:change-end text:change-id="ct94609518248384"/><text:change-start text:change-id="ct94609518250784"/></text:p>
      <text:p text:style-name="P20"/>
      <text:p text:style-name="P11">l)</text:p>
      <text:p text:style-name="P11"><text:tab/><text:change-end text:change-id="ct94609518250784"/><text:change-start text:change-id="ct94609518260144"/>#!/bin/bash</text:p>
      <text:p text:style-name="P11"/>
      <text:p text:style-name="P11"><text:tab/>echo "Username<text:tab/>: $(whoami)"</text:p>
      <text:p text:style-name="P11"><text:tab/>echo "Shell <text:tab/><text:tab/>: $SHELL" </text:p>
      <text:p text:style-name="P11"><text:tab/>echo "Home Dir<text:tab/>: $HOME"</text:p>
      <text:p text:style-name="P11"><text:tab/>echo "Os-type<text:tab/><text:tab/>: $(uname -o)"</text:p>
      <text:p text:style-name="P11"><text:tab/>echo "Path <text:tab/><text:tab/>: $PATH"</text:p>
      <text:p text:style-name="P11"><text:tab/>echo "currnt dir<text:tab/>: $PWD"</text:p>
      <text:p text:style-name="P11"><text:tab/>echo "logged usr<text:tab/>: $(who | wc -l)"</text:p>
      <text:p text:style-name="P11"/>
      <text:p text:style-name="P20">output:</text:p>
      <text:p text:style-name="P20"><text:tab/></text:p>
      <text:p text:style-name="P11"><text:change-end text:change-id="ct94609518260144"/><text:change-start text:change-id="ct94609518265840"/><text:tab/> → <text:s/>exp4 ./l<text:tab/></text:p>
      <text:p text:style-name="P11"><text:tab/>Username<text:tab/>: hay</text:p>
      <text:p text:style-name="P11"><text:tab/>Shell <text:tab/><text:tab/>: /bin/bash</text:p>
      <text:p text:style-name="P11"><text:tab/>Home Dir<text:tab/>: /home/hay</text:p>
      <text:p text:style-name="P11"><text:tab/>Os-type<text:tab/>: GNU/Linux</text:p>
      <text:p text:style-name="P11"><text:tab/>Path <text:tab/><text:tab/>: /usr/local/sbin:/usr/local/bin:/usr/sbin:/usr/bin:/sbin:/bin:/usr/games:/usr/<text:tab/>local/games:/snap/bin</text:p>
      <text:p text:style-name="P11"><text:tab/>currnt dir<text:tab/>: /home/hay/Desktop/sreelal//os/B21CSB69/cycle1/exp4</text:p>
      <text:p text:style-name="P11"><text:tab/>logged usr<text:tab/>: 1<text:change-end text:change-id="ct94609518265840"/><text:change-start text:change-id="ct94609518268320"/></text:p>
      <text:p text:style-name="P12"/>
      <text:p text:style-name="P12">m)</text:p>
      <text:p text:style-name="P12"><text:tab/><text:change-end text:change-id="ct94609518268320"/><text:change-start text:change-id="ct94609518274528"/>#!/bin/bash</text:p>
      <text:p text:style-name="P12"/>
      <text:p text:style-name="P12"><text:tab/>echo -e "OS &amp; version , release number ,kernel version $(uname -a) \n" </text:p>
      <text:p text:style-name="P12"><text:tab/>echo -e "$(cat /etc/shells) \n"</text:p>
      <text:p text:style-name="P12"><text:tab/>echo -e "Mouse setting $(xev) \n"</text:p>
      <text:p text:style-name="P12"><text:tab/>echo -e "CPU information \n$(cat /proc/cpuinfo)\n"</text:p>
      <text:p text:style-name="P12"><text:tab/>echo -e "Memory informatin \n$(cat /proc/meminfo)\n"</text:p>
      <text:p text:style-name="P12"><text:tab/>echo -e "Hard Disk information\n$(sudo lshw -class disk)\n"</text:p>
      <text:p text:style-name="P12"><text:tab/>echo -e "Mounted\n$(lsblk)\n"<text:change-end text:change-id="ct9460951827452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6T13:11:34.966778990</meta:creation-date>
    <dc:date>2023-03-26T23:06:21.961089105</dc:date>
    <meta:editing-duration>PT1H12M48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11" meta:paragraph-count="424" meta:word-count="1685" meta:character-count="8659" meta:non-whitespace-character-count="6535"/>
  </office:meta>
</office:document-meta>
</file>